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text:span text:style-name="T34"/></text:p>
      <text:p text:style-name="P1"><text:span text:style-name="T35">7.Implement the counting sort algorithm.</text:span></text:p>
      <text:p text:style-name="P1"><text:span text:style-name="T35">8.Write a program to perform radix sort.</text:span></text:p>
      <text:p text:style-name="P1"><text:span text:style-name="T36"/></text:p>
      <text:p text:style-name="P1"><text:span text:style-name="T37">Searching Algorithms:</text:span></text:p>
      <text:p text:style-name="P1"><text:span text:style-name="T38"/></text:p>
      <text:p text:style-name="P1"><text:span text:style-name="T39">1.Implement a linear search algorithm.</text:span></text:p>
      <text:p text:style-name="P1"><text:span text:style-name="T39">2.Write a program to perform binary search on a sorted array.</text:span></text:p>
      <text:p text:style-name="P1"><text:span text:style-name="T39">3.Implement an algorithm to find the first and last occurrences of an element in a sorted array.</text:span></text:p>
      <text:p text:style-name="P1"><text:span text:style-name="T39">4.Write a program to search an element in a rotated sorted array.</text:span></text:p>
      <text:p text:style-name="P1"><text:span text:style-name="T39">5.Implement an interpolation search algorithm.</text:span></text:p>
      <text:p text:style-name="P1"><text:span text:style-name="T39">6.Write a program to perform depth-first search in a binary search tree.</text:span></text:p>
      <text:p text:style-name="P1"><text:span text:style-name="T39">7.Implement a breadth-first search in a binary search tree.</text:span></text:p>
      <text:p text:style-name="P1"><text:span text:style-name="T40"/></text:p>
      <text:p text:style-name="P1"><text:span text:style-name="T41">Hashing:</text:span></text:p>
      <text:p text:style-name="P1"><text:span text:style-name="T42"/></text:p>
      <text:p text:style-name="P1"><text:span text:style-name="T43">1.Implement a hash table with basic operations (insert, delete, search).</text:span></text:p>
      <text:p text:style-name="P1"><text:span text:style-name="T43">2.Write a program to find the first non-repeating character in a string using hashing.</text:span></text:p>
      <text:p text:style-name="P1"><text:span text:style-name="T43">3.Implement a program to detect a cycle in an undirected graph using hashing.</text:span></text:p>
      <text:p text:style-name="P1"><text:span text:style-name="T43">4.Write a program to find the intersection of two arrays using hashing.</text:span></text:p>
      <text:p text:style-name="P1"><text:span text:style-name="T44"/></text:p>
      <text:p text:style-name="P1"><text:span text:style-name="T45">Dynamic Programming:</text:span></text:p>
      <text:p text:style-name="P1"><text:span text:style-name="T46"/></text:p>
      <text:p text:style-name="P1"><text:span text:style-name="T47">1.Implement a program to find the nth Fibonacci number using dynamic programming.</text:span></text:p>
      <text:p text:style-name="P1"><text:span text:style-name="T47">2.Write a program to find the length of the longest increasing subsequence in an array.</text:span></text:p>
      <text:p text:style-name="P1"><text:span text:style-name="T47">3.Implement an algorithm to solve the coin change problem.</text:span></text:p>
      <text:p text:style-name="P1"><text:span text:style-name="T47">4.Write a program to find the longest common subsequence of two strings.</text:span></text:p>
      <text:p text:style-name="P1"><text:span text:style-name="T47">5.Implement an algorithm to find the edit distance between two strings.</text:span></text:p>
      <text:p text:style-name="P1"><text:span text:style-name="T48"/></text:p>
      <text:p text:style-name="P1"><text:span text:style-name="T49">Advanced Data Structures:</text:span></text:p>
      <text:p text:style-name="P1"><text:span text:style-name="T50"/></text:p>
      <text:p text:style-name="P1"><text:span text:style-name="T51">1.Implement a trie data structure.</text:span></text:p>
      <text:p text:style-name="P1"><text:span text:style-name="T51">2.Write a program to implement a suffix array.</text:span></text:p>
      <text:p text:style-name="P1"><text:span text:style-name="T51">3.Implement a program to construct a suffix tree.</text:span></text:p>
      <text:p text:style-name="P1"><text:span text:style-name="T51">4.Write a program to implement a segment tree for range queries.</text:span></text:p>
      <text:p text:style-name="P1"><text:span text:style-name="T51">5.Implement an algorithm to perform range updates in a segment tree.</text:span></text:p>
      <text:p text:style-name="P1"><text:span text:style-name="T52"/></text:p>
      <text:p text:style-name="P1"><text:span text:style-name="T53">Miscellaneous:</text:span></text:p>
      <text:p text:style-name="P1"><text:span text:style-name="T54"/></text:p>
      <text:p text:style-name="P1"><text:span text:style-name="T55">1.Write a program to reverse a sentence without reversing the words.</text:span></text:p>
      <text:p text:style-name="P1"><text:span text:style-name="T55">2.Implement a program to check if a string is a palindrome.</text:span></text:p>
      <text:p text:style-name="P1"><text:span text:style-name="T55">3.Write a program to find the majority element in an array.</text:span></text:p>
      <text:p text:style-name="P1"><text:span text:style-name="T55">4.Implement an algorithm to find the kth smallest/largest element in an array.</text:span></text:p>
      <text:p text:style-name="P1"><text:span text:style-name="T55">5.Write a program to implement a circular linked list and perform basic operations.</text:span></text:p>
      <text:p text:style-name="P1"><text:span text:style-name="T56"/></text:p>
      <text:p text:style-name="P1"><text:span text:style-name="T57">Application-based:</text:span></text:p>
      <text:p text:style-name="P1"><text:span text:style-name="T58"/></text:p>
      <text:p text:style-name="P1"><text:span text:style-name="T59">1.Implement a program to evaluate a postfix expression using a stack.</text:span></text:p>
      <text:p text:style-name="P1"><text:span text:style-name="T59">2.Write a program to implement a priority queue using a heap.</text:span></text:p>
      <text:p text:style-name="P1"><text:span text:style-name="T59">3.Implement a program to simulate a basic file system using a tree structure.</text:span></text:p>
      <text:p text:style-name="P1"><text:span text:style-name="T59">4.Write a program to find the shortest path in a maze using BFS.</text:span></text:p>
      <text:p text:style-name="P1"><text:span text:style-name="T59">5.Implement an algorithm to detect a cycle in an undirected graph using DFS.</text:span></text:p>
      <text:p text:style-name="P1"><text:span text:style-name="T60"/></text:p>
      <text:p text:style-name="P1"><text:span text:style-name="T61">Graph Algorithms:</text:span></text:p>
      <text:p text:style-name="P1"><text:span text:style-name="T62"/></text:p>
      <text:p text:style-name="P1"><text:span text:style-name="T63">1.Write a program to find the strongly connected components in a directed graph.</text:span></text:p>
      <text:p text:style-name="P1"><text:span text:style-name="T63">2.Implement an algorithm to find the articulation points in an undirected graph.</text:span></text:p>
      <text:p text:style-name="P1"><text:span text:style-name="T63">3.Write a program to perform topological sorting on a directed acyclic graph.</text:span></text:p>
      <text:p text:style-name="P1"><text:span text:style-name="T63">4.Implement an algorithm to find the maximum flow in a network using the Ford-Fulkerson method.</text:span></text:p>
      <text:p text:style-name="P1"><text:span text:style-name="T64"/></text:p>
      <text:p text:style-name="P1"><text:span text:style-name="T65">Trie Applications:</text:span></text:p>
      <text:p text:style-name="P1"><text:span text:style-name="T66"/></text:p>
      <text:p text:style-name="P1"><text:span text:style-name="T67">1.Write a program to implement autocomplete using a trie.</text:span></text:p>
      <text:p text:style-name="P1"><text:span text:style-name="T67">2.Implement a spell-checker using a trie.</text:span></text:p>
      <text:p text:style-name="P1"><text:span text:style-name="T67">3.Write a program to find all words in a dictionary that are anagrams of a given input word.</text:span></text:p>
      <text:p text:style-name="P1"><text:span text:style-name="T68"/></text:p>
      <text:p text:style-name="P1"><text:span text:style-name="T69">Huffman Coding:</text:span></text:p>
      <text:p text:style-name="P1"><text:span text:style-name="T70"/></text:p>
      <text:p text:style-name="P1"><text:span text:style-name="T71">1.Implement a program to perform Huffman coding for text compression.</text:span></text:p>
      <text:p text:style-name="P1"><text:span text:style-name="T71">2.Write a program to decode a Huffman-encoded message.</text:span></text:p>
      <text:p text:style-name="P1"><text:span text:style-name="T72"/></text:p>
      <text:p text:style-name="P1"><text:span text:style-name="T73">AVL Trees:</text:span></text:p>
      <text:p text:style-name="P1"><text:span text:style-name="T74"/></text:p>
      <text:p text:style-name="P1"><text:span text:style-name="T75">1.Implement an AVL tree and perform basic operations (insertion, deletion, search).</text:span></text:p>
      <text:p text:style-name="P1"><text:span text:style-name="T75">2.Write a program to convert a sorted array into a balanced BST.</text:span></text:p>
      <text:p text:style-name="P1"><text:span text:style-name="T76"/></text:p>
      <text:p text:style-name="P1"><text:span text:style-name="T77">B-Trees:</text:span></text:p>
      <text:p text:style-name="P1"><text:span text:style-name="T78"/></text:p>
      <text:p text:style-name="P1"><text:span text:style-name="T79">1.Implement a B-tree and perform basic operations (insertion, deletion, search).</text:span></text:p>
      <text:p text:style-name="P1"><text:span text:style-name="T79">2.Write a program to implement a B+ tree for efficient search and retrieval.</text:span></text:p>
      <text:p text:style-name="P1"><text:span text:style-name="T80"/></text:p>
      <text:p text:style-name="P1"><text:span text:style-name="T81">Spatial Data Structures:</text:span></text:p>
      <text:p text:style-name="P1"><text:span text:style-name="T82"/></text:p>
      <text:p text:style-name="P1"><text:span text:style-name="T83">1.Implement a Quadtree for spatial indexing.</text:span></text:p>
      <text:p text:style-name="P1"><text:span text:style-name="T83">2.Write a program to implement a 2D range search using a Quadtree.</text:span></text:p>
      <text:p text:style-name="P1"><text:span text:style-name="T84"/></text:p>
      <text:p text:style-name="P1"><text:span text:style-name="T85">Network Flow:</text:span></text:p>
      <text:p text:style-name="P1"><text:span text:style-name="T86"/></text:p>
      <text:p text:style-name="P1"><text:span text:style-name="T87">1.Implement an algorithm to find the maximum bipartite matching in a graph.</text:span></text:p>
      <text:p text:style-name="P1"><text:span text:style-name="T87">2.Write a program to find the minimum cut in a flow network using the Ford-Fulkerson method.</text:span></text:p>
      <text:p text:style-name="P1"><text:span text:style-name="T88"/></text:p>
      <text:p text:style-name="P1"><text:span text:style-name="T89">Geometric Algorithms:</text:span></text:p>
      <text:p text:style-name="P1"><text:span text:style-name="T90"/></text:p>
      <text:p text:style-name="P1"><text:span text:style-name="T91">1.Implement an algorithm to find the convex hull of a set of points.</text:span></text:p>
      <text:p text:style-name="P1"><text:span text:style-name="T91">2.Write a program to determine whether two rectangles overlap.</text:span></text:p>
      <text:p text:style-name="P1"><text:span text:style-name="T92"/></text:p>
      <text:p text:style-name="P1"><text:span text:style-name="T93">Interval Trees:</text:span></text:p>
      <text:p text:style-name="P1"><text:span text:style-name="T94"/></text:p>
      <text:p text:style-name="P1"><text:span text:style-name="T95">1.Implement an interval tree and perform basic operations (insertion, deletion, search).</text:span></text:p>
      <text:p text:style-name="P1"><text:span text:style-name="T95">2.Write a program to find all overlapping intervals in a set.</text:span></text:p>
      <text:p text:style-name="P1"><text:span text:style-name="T95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